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LiberationSans-BoldItalic" svg:font-family="LiberationSans-BoldItalic" style:font-family-generic="swiss"/>
    <style:font-face style:name="LiberationSans-Regular" svg:font-family="LiberationSans-Regular"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498cm" style:rel-column-width="32760*"/>
    </style:style>
    <style:style style:name="Table1.B" style:family="table-column">
      <style:table-column-properties style:column-width="8.502cm" style:rel-column-width="32775*"/>
    </style:style>
    <style:style style:name="Table1.A1" style:family="table-cell">
      <style:table-cell-properties fo:padding="0.097cm" fo:border="none"/>
    </style:style>
    <style:style style:name="P1" style:family="paragraph" style:parent-style-name="Standard">
      <style:text-properties style:font-name="Times New Roman"/>
    </style:style>
    <style:style style:name="P2" style:family="paragraph" style:parent-style-name="Standard">
      <style:text-properties style:font-name="Times New Roman" fo:font-size="11.5pt" style:font-name-asian="LiberationSans-Regular" style:font-size-asian="11.5pt" style:font-name-complex="LiberationSans-Regular" style:font-size-complex="11.5pt"/>
    </style:style>
    <style:style style:name="P3" style:family="paragraph" style:parent-style-name="Text_20_body">
      <style:text-properties style:font-name="Times New Roman"/>
    </style:style>
    <style:style style:name="P4" style:family="paragraph" style:parent-style-name="Standard" style:list-style-name="L2"/>
    <style:style style:name="P5" style:family="paragraph" style:parent-style-name="Standard" style:list-style-name="L2">
      <style:text-properties style:font-name="Times New Roman"/>
    </style:style>
    <style:style style:name="P6" style:family="paragraph" style:parent-style-name="Standard" style:list-style-name="L3">
      <style:text-properties style:font-name="Times New Roman"/>
    </style:style>
    <style:style style:name="P7" style:family="paragraph" style:parent-style-name="Standard" style:list-style-name="L6">
      <style:text-properties style:font-name="Times New Roman"/>
    </style:style>
    <style:style style:name="P8" style:family="paragraph" style:parent-style-name="Standard" style:list-style-name="L2">
      <style:text-properties fo:font-size="12pt" fo:font-style="normal" fo:font-weight="normal" style:font-name-asian="LiberationSans-BoldItalic" style:font-size-asian="12pt" style:font-style-asian="normal" style:font-weight-asian="normal" style:font-name-complex="LiberationSans-BoldItalic" style:font-size-complex="12pt" style:font-style-complex="normal" style:font-weight-complex="normal"/>
    </style:style>
    <style:style style:name="P9" style:family="paragraph" style:parent-style-name="Standard" style:list-style-name="L2">
      <style:text-properties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P13" style:family="paragraph" style:parent-style-name="Standard" style:list-style-name="L6"/>
    <style:style style:name="P14" style:family="paragraph" style:parent-style-name="Heading_20_1">
      <style:text-properties style:font-name="Times New Roman" fo:font-size="18pt" style:font-size-asian="18pt" style:font-size-complex="18pt"/>
    </style:style>
    <style:style style:name="P15" style:family="paragraph" style:parent-style-name="Heading_20_2">
      <style:text-properties style:font-name="Times New Roman"/>
    </style:style>
    <style:style style:name="P16" style:family="paragraph" style:parent-style-name="Heading_20_2">
      <style:paragraph-properties fo:break-before="page"/>
      <style:text-properties style:font-name="Times New Roman"/>
    </style:style>
    <style:style style:name="P17" style:family="paragraph" style:parent-style-name="Text_20_body" style:list-style-name="L1">
      <style:text-properties style:font-name="Times New Roman"/>
    </style:style>
    <style:style style:name="T1" style:family="text">
      <style:text-properties fo:font-size="11.5pt" fo:font-weight="bold" style:font-size-asian="11.5pt" style:font-weight-asian="bold" style:font-size-complex="11.5pt" style:font-weight-complex="bold"/>
    </style:style>
    <style:style style:name="T2" style:family="text">
      <style:text-properties fo:font-size="11.5pt" style:font-name-asian="LiberationSans-Regular" style:font-size-asian="11.5pt" style:font-name-complex="LiberationSans-Regular" style:font-size-complex="11.5pt"/>
    </style:style>
    <style:style style:name="T3" style:family="text">
      <style:text-properties fo:color="#0000ff" fo:font-size="11.5pt" style:font-name-asian="LiberationSans-Regular" style:font-size-asian="11.5pt" style:font-name-complex="LiberationSans-Regular" style:font-size-complex="11.5pt"/>
    </style:style>
    <style:style style:name="T4" style:family="text">
      <style:text-properties fo:color="#0000ff" style:font-name="Times New Roman" fo:font-size="11.5pt" style:font-name-asian="LiberationSans-Regular" style:font-size-asian="11.5pt" style:font-name-complex="LiberationSans-Regular" style:font-size-complex="11.5pt"/>
    </style:style>
    <style:style style:name="T5" style:family="text">
      <style:text-properties fo:font-size="12pt" style:font-name-asian="LiberationSans-BoldItalic" style:font-size-asian="12pt" style:font-name-complex="LiberationSans-BoldItalic" style:font-size-complex="12pt"/>
    </style:style>
    <style:style style:name="T6" style:family="text">
      <style:text-properties fo:font-size="12pt" fo:font-style="normal" fo:font-weight="normal" style:font-name-asian="LiberationSans-BoldItalic" style:font-size-asian="12pt" style:font-style-asian="normal" style:font-weight-asian="normal" style:font-name-complex="LiberationSans-BoldItalic" style:font-size-complex="12pt" style:font-style-complex="normal" style:font-weight-complex="normal"/>
    </style:style>
    <style:style style:name="T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fo:font-size="7pt" style:font-name-asian="LiberationSans-BoldItalic" style:font-size-asian="7pt" style:font-name-complex="LiberationSans-BoldItalic" style:font-size-complex="7pt"/>
    </style:style>
    <style:style style:name="T9" style:family="text">
      <style:text-properties style:font-name="Times New Roman"/>
    </style:style>
    <style:style style:name="T10" style:family="text">
      <style:text-properties style:font-name="Times New Roman" fo:font-size="11.5pt" style:font-name-asian="LiberationSans-Regular" style:font-size-asian="11.5pt" style:font-name-complex="LiberationSans-Regular" style:font-size-complex="11.5pt"/>
    </style:style>
    <style:style style:name="T11" style:family="text">
      <style:text-properties style:font-name="Times New Roman" fo:font-size="11.5pt" fo:font-weight="bold" style:font-size-asian="11.5pt" style:font-weight-asian="bold" style:font-size-complex="11.5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David Laban MEng (Hons) MA (Cantab)</text:h>
      <text:p text:style-name="Text_20_body"/>
      <table:table table:name="Table1" table:style-name="Table1">
        <table:table-column table:style-name="Table1.A"/>
        <table:table-column table:style-name="Table1.B"/>
        <table:table-row>
          <table:table-cell table:style-name="Table1.A1" office:value-type="string">
            <text:h text:style-name="P15" text:outline-level="2">Contact:</text:h>
            <text:p text:style-name="P1">9 Gordon Ave</text:p>
            <text:p text:style-name="P1">Highams Park</text:p>
            <text:p text:style-name="P1">London</text:p>
            <text:p text:style-name="P1">E4 9QT</text:p>
          </table:table-cell>
          <table:table-cell table:style-name="Table1.A1" office:value-type="string">
            <text:p text:style-name="P1"><text:span text:style-name="T1">Phone: </text:span><text:span text:style-name="T2">07809 395 832</text:span></text:p>
            <text:p text:style-name="P1"><text:span text:style-name="T1">Email: </text:span><text:span text:style-name="T3">alsuren@gmail.com</text:span></text:p>
            <text:p text:style-name="P1"><text:span text:style-name="T1">Web: </text:span><text:span text:style-name="T3">http://alsuren.wordpress.com/</text:span></text:p>
            <text:p text:style-name="P1"><text:span text:style-name="T1">IRC: </text:span><text:span text:style-name="T2">alsuren on freenode.net</text:span></text:p>
            <text:p text:style-name="P2"/>
          </table:table-cell>
        </table:table-row>
      </table:table>
      <text:p text:style-name="P3"/>
      <text:p text:style-name="Text_20_body">I am a highly capable VoIP Engineer, with extensive network knowledge, and experience working popular protocols. I have strong skills and experience developing concurrent programs in C for Mobile, Desktop and Server platforms.</text:p>
      <text:p text:style-name="P3"/>
      <text:h text:style-name="Heading_20_2" text:outline-level="2">Highlights/Timeline:</text:h>
      <text:list xml:id="list37300513" text:style-name="L1">
        <text:list-item>
          <text:p text:style-name="P17">Sept 2011 – August 2012: Gap Year.</text:p>
          <text:list>
            <text:list-item>
              <text:p text:style-name="P17">Software Development and professional development:</text:p>
              <text:list>
                <text:list-item>
                  <text:p text:style-name="P17">Worked on Audio/Video Applications for Windows, OSX, Linux and Android.</text:p>
                </text:list-item>
                <text:list-item>
                  <text:p text:style-name="P17">Contributed to Open Source Software projects like Tomahawk.</text:p>
                </text:list-item>
              </text:list>
            </text:list-item>
            <text:list-item>
              <text:p text:style-name="P17">Outward Bound: </text:p>
              <text:list>
                <text:list-item>
                  <text:p text:style-name="P17">Demonstrated strong observational skills in both people and process, by identifying the strengths and weaknesses within the group and helping people to grow and develop while contributing safely to the team.</text:p>
                </text:list-item>
              </text:list>
            </text:list-item>
            <text:list-item>
              <text:p text:style-name="P17">Lindy Hop, Balboa, Authentic Jazz dance training and teaching:</text:p>
              <text:list>
                <text:list-item>
                  <text:p text:style-name="P17">Applied my passion for problem solving to dance teaching.</text:p>
                  <text:p text:style-name="P17"/>
                </text:list-item>
              </text:list>
            </text:list-item>
          </text:list>
        </text:list-item>
        <text:list-item>
          <text:p text:style-name="P17">Sept 2009 – Sept 2011: Software Enginner, Collabora Ltd.</text:p>
          <text:list>
            <text:list-item>
              <text:p text:style-name="P17">Received formal and informal GStreamer training from gst core developers.</text:p>
            </text:list-item>
            <text:list-item>
              <text:p text:style-name="P17">Maintained XMPP interop testing service (over 2000 subscribed users).</text:p>
            </text:list-item>
            <text:list-item>
              <text:p text:style-name="P17">Developed Highly Scalable XMPP-SIP VoIP gateway.</text:p>
            </text:list-item>
            <text:list-item>
              <text:p text:style-name="P17">Adapted to wide range of tools (C, Python, SQL, C++, lua, git, bzr, autotools etc.)</text:p>
            </text:list-item>
            <text:list-item>
              <text:p text:style-name="P17">Designed Protocol Independent VoIP APIs for Telepathy (Maemo; Gnome).</text:p>
            </text:list-item>
            <text:list-item>
              <text:p text:style-name="P17">Coordinated with Open Source developers and clients on 5 (of 7) continents.</text:p>
            </text:list-item>
            <text:list-item>
              <text:p text:style-name="P17">Improved coordination within Cambridge with weekly stand-up meetings.</text:p>
            </text:list-item>
            <text:list-item>
              <text:p text:style-name="P17">Moved to Montreal for 3 months, to work more closely with our VoIP experts, while keeping my existing responsibilities.</text:p>
            </text:list-item>
          </text:list>
        </text:list-item>
      </text:list>
      <text:p text:style-name="P3"/>
      <text:list xml:id="list37308642" text:style-name="L2">
        <text:list-item>
          <text:p text:style-name="P5">2005-2009: Engineering Undergraduate, Peterhouse College, Cambridge University:</text:p>
          <text:list>
            <text:list-item>
              <text:p text:style-name="P4"><text:span text:style-name="T5">4th</text:span><text:span text:style-name="T8"> </text:span><text:span text:style-name="T5">year: MEn</text:span><text:span text:style-name="T6">g (Hons) Information (Primarily Signal Processing and Communications)</text:span></text:p>
            </text:list-item>
            <text:list-item>
              <text:p text:style-name="P8">3rd year BA (Hons) Engineering: 2:2</text:p>
            </text:list-item>
            <text:list-item>
              <text:p text:style-name="P8">1st and 2nd years (General Engineering): 2:1</text:p>
            </text:list-item>
            <text:list-item>
              <text:p text:style-name="P9">2007: Second Year Computing Prize (Decryption):</text:p>
            </text:list-item>
            <text:list-item>
              <text:p text:style-name="P4"><text:span text:style-name="T7">2006: First Year</text:span> Structural Design Prize (Bridge Design and Manufacture)</text:p>
              <text:p text:style-name="P4"/>
            </text:list-item>
          </text:list>
        </text:list-item>
        <text:list-item>
          <text:p text:style-name="P4">2003-2005: Bancroft’s School:</text:p>
          <text:list>
            <text:list-item>
              <text:p text:style-name="P4"><text:span text:style-name="T10">Maths: </text:span><text:span text:style-name="T11">A</text:span><text:span text:style-name="T10">, Further Maths: </text:span><text:span text:style-name="T11">A</text:span><text:span text:style-name="T10">, Physics: </text:span><text:span text:style-name="T11">A</text:span><text:span text:style-name="T10">, Electronics: </text:span><text:span text:style-name="T11">A, </text:span><text:span text:style-name="T10">AEA Physics: </text:span><text:span text:style-name="T11">Merit</text:span><text:span text:style-name="T10">.</text:span></text:p>
            </text:list-item>
          </text:list>
        </text:list-item>
        <text:list-item>
          <text:p text:style-name="P5">1995-2003: Highams Park School:</text:p>
          <text:list>
            <text:list-item>
              <text:p text:style-name="P4"><text:span text:style-name="T10">11 GCSEs including 6 at </text:span><text:span text:style-name="T11">A*</text:span></text:p>
            </text:list-item>
          </text:list>
        </text:list-item>
      </text:list>
      <text:h text:style-name="P16" text:outline-level="2"/>
      <text:h text:style-name="P15" text:outline-level="2">Ongoing Engagements/Interests:</text:h>
      <text:list xml:id="list37313960" text:style-name="L3">
        <text:list-item>
          <text:p text:style-name="P10">2006-present: Lindy Hop (Swing Dancing):</text:p>
          <text:list>
            <text:list-item>
              <text:p text:style-name="P10">Taught small and large classes (from 1 to 50 students at a time).</text:p>
            </text:list-item>
            <text:list-item>
              <text:p text:style-name="P10">Performed to large crowds at events like St John’s May Ball and Strawberry Fair.</text:p>
            </text:list-item>
            <text:list-item>
              <text:p text:style-name="P6">DJed at dance events: Gained a practical understanding of sound and rhythm.</text:p>
              <text:p text:style-name="P6"/>
            </text:list-item>
          </text:list>
        </text:list-item>
      </text:list>
      <text:list xml:id="list37319250" text:style-name="L4">
        <text:list-item>
          <text:p text:style-name="P11">2006-present: Contributions to existing Open Source Projects:</text:p>
          <text:list>
            <text:list-item>
              <text:p text:style-name="P11">Improved Tomahawk integration with Spotify and other online services.</text:p>
            </text:list-item>
            <text:list-item>
              <text:p text:style-name="P11">Improved the help system for the official Python Interpreter.</text:p>
            </text:list-item>
            <text:list-item>
              <text:p text:style-name="P11">Bug-fixes and feature enhancements in numerous other projects.</text:p>
            </text:list-item>
          </text:list>
        </text:list-item>
        <text:list-item>
          <text:p text:style-name="P11">2006-present: Programming for Personal use:</text:p>
          <text:list>
            <text:list-item>
              <text:p text:style-name="P11">Retroscope: GStreamer-based Dance Training/Video Feedback app.</text:p>
            </text:list-item>
            <text:list-item>
              <text:p text:style-name="P11">CupsAndString: command-line instant messaging client in &lt; 256 lines of python.</text:p>
            </text:list-item>
            <text:list-item>
              <text:p text:style-name="P11">Customised NetworkManager for automated setup + secure tunnelling.</text:p>
            </text:list-item>
            <text:list-item>
              <text:p text:style-name="P11">Created multiple Amarok scripts (Python/SQL).</text:p>
              <text:p text:style-name="P11"/>
            </text:list-item>
          </text:list>
        </text:list-item>
        <text:list-item>
          <text:p text:style-name="P11">2005-present: Online user support (#kde, #python, #telepathy, #tomahawk etc.):</text:p>
          <text:list>
            <text:list-item>
              <text:p text:style-name="P11">Helped users to solve their problems; found/fixed many bugs.</text:p>
            </text:list-item>
            <text:list-item>
              <text:p text:style-name="P11">Learnt a lot about netiquette and pitfalls in UI/API design.</text:p>
            </text:list-item>
          </text:list>
        </text:list-item>
        <text:list-item>
          <text:p text:style-name="P11">2003-present: Hardware Modification (Some example projects):</text:p>
          <text:list>
            <text:list-item>
              <text:p text:style-name="P11">Member of The London Hackspace. Helped with many projets.</text:p>
            </text:list-item>
            <text:list-item>
              <text:p text:style-name="P11">Fixed miscellaneous broken computer hardware (keyboards, PDAs etc.)</text:p>
            </text:list-item>
            <text:list-item>
              <text:p text:style-name="P11">Created hardware audio mixer (for iPod/PC to share speakers).</text:p>
            </text:list-item>
          </text:list>
        </text:list-item>
        <text:list-item>
          <text:p text:style-name="P11">2003-present: Website Design and Maintainence:</text:p>
          <text:list>
            <text:list-item>
              <text:p text:style-name="P11">Produced Initial Annor Ltd Company website, and migrated to simpler Google hosting.</text:p>
            </text:list-item>
            <text:list-item>
              <text:p text:style-name="P11">Bancroft’s School Webteam (HTML, Javascript; Dreamweaver)</text:p>
            </text:list-item>
          </text:list>
        </text:list-item>
      </text:list>
      <text:p text:style-name="Standard"/>
      <text:p text:style-name="Standard"/>
      <text:h text:style-name="Heading_20_2" text:outline-level="2">Travel:</text:h>
      <text:list xml:id="list37318318" text:style-name="L5">
        <text:list-item>
          <text:p text:style-name="P12">2011: Three Months living and working in Montreal.</text:p>
        </text:list-item>
        <text:list-item>
          <text:p text:style-name="P12">2006-2011: Attended; represented my company at KDE’s Akademy and Desktop Summit.</text:p>
        </text:list-item>
        <text:list-item>
          <text:p text:style-name="P12">2009-present: Various Dance Workshops and events around Europe and North America.</text:p>
        </text:list-item>
        <text:list-item>
          <text:p text:style-name="P12">2007-present: Hosted foreign dancers at, and attended various UK Lindy Exchanges.</text:p>
        </text:list-item>
        <text:list-item>
          <text:p text:style-name="P12">2005: Albany, New York + Solo Camping in Plattsburgh, New York.</text:p>
        </text:list-item>
        <text:list-item>
          <text:p text:style-name="P12">2004: Colorado + Utah: Engineering Summer program at University of Colorado, Boulder.</text:p>
        </text:list-item>
      </text:list>
      <text:p text:style-name="Standard"/>
      <text:p text:style-name="Standard"/>
      <text:h text:style-name="Heading_20_2" text:outline-level="2">References:</text:h>
      <text:list xml:id="list37318924" text:style-name="L6">
        <text:list-item>
          <text:p text:style-name="P7">Sjoerd Simons (Head of R&amp;D, Collabora)</text:p>
          <text:list>
            <text:list-item>
              <text:p text:style-name="P13">Email:<text:span text:style-name="T9"> </text:span><text:a xlink:type="simple" xlink:href="mailto:sjoerd.simons@collabora.com"><text:span text:style-name="T9">sjoerd.simons@collabora.com</text:span></text:a><text:span text:style-name="T9"> </text:span></text:p>
            </text:list-item>
          </text:list>
        </text:list-item>
        <text:list-item>
          <text:p text:style-name="P7">Digby Symons (Director of Studies, Cambridge)</text:p>
          <text:list>
            <text:list-item>
              <text:p text:style-name="P13"><text:span text:style-name="T11">Phone: </text:span><text:span text:style-name="T10">01223 760502</text:span></text:p>
            </text:list-item>
            <text:list-item>
              <text:p text:style-name="P13"><text:span text:style-name="T11">Email: </text:span><text:a xlink:type="simple" xlink:href="mailto:dds11@cam.ac.uk"><text:span text:style-name="T9">dds11@cam.ac.uk</text:span></text:a><text:span text:style-name="T4"> </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LiberationSans-BoldItalic" svg:font-family="LiberationSans-BoldItalic" style:font-family-generic="swiss"/>
    <style:font-face style:name="LiberationSans-Regular" svg:font-family="LiberationSans-Regular"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cm"/>
      <style:text-propertie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Heading" style:next-style-name="Text_20_body" style:default-outline-level="3" style:class="text">
      <style:paragraph-properties fo:margin-top="0cm" fo:margin-bottom="0cm"/>
      <style:text-properties fo:font-size="12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cm" fo:margin-bottom="0cm"/>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cm" fo:margin-bottom="0cm"/>
      <style:text-properties fo:font-size="14pt" fo:font-style="normal"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Footer">David Laban<text:tab/><text:tab/><text:date style:data-style-name="N84" text:date-value="2012-01-10T16:58:08.96" text:fixed="true">2012-01-10</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1-06T19:16:59.40</meta:creation-date>
    <dc:date>2012-08-08T17:54:58.06</dc:date>
    <meta:editing-duration>P4DT8H47M13S</meta:editing-duration>
    <meta:editing-cycles>14</meta:editing-cycles>
    <meta:generator>LibreOffice/3.4$Win32 LibreOffice_project/340m1$Build-302</meta:generator>
    <dc:title>David Laban CV</dc:title>
    <meta:document-statistic meta:table-count="1" meta:image-count="0" meta:object-count="0" meta:page-count="2" meta:paragraph-count="77" meta:word-count="656" meta:character-count="4335" meta:non-whitespace-character-count="3813"/>
  </office:meta>
</office:document-meta>
</file>